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text-properties fo:font-size="14pt" officeooo:rsid="018cb80d" officeooo:paragraph-rsid="018cb80d" style:font-size-asian="14pt" style:font-size-complex="14pt" style:font-weight-complex="bold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1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18a5808" officeooo:paragraph-rsid="018a5808"/>
    </style:style>
    <style:style style:name="P28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9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ea799" officeooo:paragraph-rsid="018ea799"/>
    </style:style>
    <style:style style:name="P30" style:family="paragraph" style:parent-style-name="Text_20_body">
      <style:text-properties officeooo:rsid="0176a103" officeooo:paragraph-rsid="0176a103"/>
    </style:style>
    <style:style style:name="P31" style:family="paragraph" style:parent-style-name="Text_20_body">
      <style:text-properties officeooo:rsid="0176a103" officeooo:paragraph-rsid="018ea799"/>
    </style:style>
    <style:style style:name="P32" style:family="paragraph" style:parent-style-name="Text_20_body">
      <style:text-properties officeooo:paragraph-rsid="018ea799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8ea799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5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8ca4f5"/>
    </style:style>
    <style:style style:name="T20" style:family="text">
      <style:text-properties officeooo:rsid="0105d16e"/>
    </style:style>
    <style:style style:name="T21" style:family="text">
      <style:text-properties officeooo:rsid="01091aef"/>
    </style:style>
    <style:style style:name="T22" style:family="text">
      <style:text-properties officeooo:rsid="0175a2bc"/>
    </style:style>
    <style:style style:name="T23" style:family="text">
      <style:text-properties officeooo:rsid="0180f90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84dcf5" style:font-weight-asian="normal" style:font-weight-complex="normal"/>
    </style:style>
    <style:style style:name="T26" style:family="text">
      <style:text-properties officeooo:rsid="018ca4f5"/>
    </style:style>
    <style:style style:name="T27" style:family="text">
      <style:text-properties officeooo:rsid="018ea79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8">Федеральное государственное бюджетное образовательное учреждение<text:span text:style-name="T1"> </text:span>высшего образования</text:p>
      <text:p text:style-name="P19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1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29">ЗАДАЧИ НА ГЕНЕРАЦИЮ НЕСКОЛЬКИХ ВАРИАНТОВ РЕШЕНИЙ</text:p>
      <text:p text:style-name="P2"><text:span text:style-name="T16">Лабораторная</text:span> работа <text:span text:style-name="T22">№</text:span><text:span text:style-name="T27">5</text:span></text:p>
      <text:p text:style-name="P20">по дисциплине</text:p>
      <text:p text:style-name="P20">«<text:span text:style-name="T22">Функциональное и логическое программирование</text:span>»</text:p>
      <text:p text:style-name="P9"/>
      <text:p text:style-name="P13">Студент<text:span text:style-name="T6"> </text:span>гр.<text:span text:style-name="T5"> </text:span>430-2</text:p>
      <text:p text:style-name="P14"><text:span text:style-name="T7"><text:tab/></text:span>А.А. Лузинсан</text:p>
      <text:p text:style-name="P16">«<text:span text:style-name="T7"><text:tab/></text:span>»<text:span text:style-name="T7"><text:tab/></text:span>202<text:span text:style-name="T22">3</text:span> г.</text:p>
      <text:p text:style-name="P15">Руководитель </text:p>
      <text:p text:style-name="P5"><text:span text:style-name="T26">Ассистент</text:span> кафедры АСУ</text:p>
      <text:p text:style-name="P3"><text:span text:style-name="T7"><text:tab/></text:span><text:span text:style-name="T18"><text:tab/></text:span><text:span text:style-name="T19">А</text:span>.<text:span text:style-name="T26">В</text:span>. <text:span text:style-name="T26">Анфиловьев</text:span></text:p>
      <text:p text:style-name="P17">«<text:span text:style-name="T7"><text:tab/></text:span>»<text:span text:style-name="T7"><text:tab/></text:span>202<text:span text:style-name="T22">3</text:span> <text:span text:style-name="T17">г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">Томск<text:span text:style-name="T2"> </text:span>202<text:span text:style-name="T22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25"><text:a xlink:type="simple" xlink:href="#__RefHeading___Toc3593_3433578193" text:style-name="Index_20_Link" text:visited-style-name="Index_20_Link">Введение<text:tab/>3</text:a></text:p>
          <text:p text:style-name="P25"><text:a xlink:type="simple" xlink:href="#__RefHeading___Toc3595_3433578193" text:style-name="Index_20_Link" text:visited-style-name="Index_20_Link">1 Ход работы<text:tab/>4</text:a></text:p>
          <text:p text:style-name="P26"><text:a xlink:type="simple" xlink:href="#__RefHeading___Toc607_2070545106" text:style-name="Index_20_Link" text:visited-style-name="Index_20_Link">1.1 Задание по варианту<text:tab/>4</text:a></text:p>
          <text:p text:style-name="P25"><text:a xlink:type="simple" xlink:href="#__RefHeading___Toc3721_3433578193" text:style-name="Index_20_Link" text:visited-style-name="Index_20_Link">Заключение<text:tab/>5</text:a></text:p>
          <text:p text:style-name="P25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4" text:outline-level="1"/>
      <text:h text:style-name="P24" text:outline-level="1"><text:bookmark-start text:name="_Toc117370879"/><text:bookmark-start text:name="__RefHeading___Toc3593_3433578193"/>В<text:bookmark-end text:name="_Toc117370879"/><text:span text:style-name="T20">ведение</text:span><text:bookmark-end text:name="__RefHeading___Toc3593_3433578193"/></text:h>
      <text:p text:style-name="P31">Цель: <text:span text:style-name="T27">п</text:span>олучить навыки логического программирования для решения неоднозначных задач.</text:p>
      <text:p text:style-name="P27">Задание: <text:span text:style-name="T27">н</text:span>аписать программу в соответствии с вариантом.</text:p>
      <text:p text:style-name="P30">Задание <text:span text:style-name="T23">по варианту №</text:span><text:span text:style-name="T27">1</text:span>: Генератор логического выражения.</text:p>
      <text:p text:style-name="P30">Для заданного списка входных переменных и заданной таблице истинности на основе заданных операций: И, ИЛИ, НЕ. Выражение сгенерировать с помощью поиска в дереве решений методом в ширину.</text:p>
      <text:h text:style-name="P23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4">ХОД РАБОТЫ</text:span><text:bookmark-end text:name="__RefHeading___Toc3595_3433578193"/></text:h>
      <text:h text:style-name="P12" text:outline-level="2"><text:bookmark-start text:name="__RefHeading___Toc607_2070545106"/>1.<text:span text:style-name="T23">1</text:span> Задание по <text:span text:style-name="T15">варианту</text:span><text:bookmark-end text:name="__RefHeading___Toc607_2070545106"/></text:h>
      <text:p text:style-name="P6">В ходе работы были р</text:p>
      <text:p text:style-name="Title">Рисунок 1.1 — Результат работы программы</text:p>
      <text:h text:style-name="P22" text:outline-level="1"><text:bookmark-start text:name="_Toc117370896"/><text:bookmark-start text:name="__RefHeading___Toc3721_3433578193"/>З<text:bookmark-end text:name="_Toc117370896"/><text:span text:style-name="T21">аключение</text:span><text:bookmark-end text:name="__RefHeading___Toc3721_3433578193"/></text:h>
      <text:p text:style-name="P32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п</text:span><text:span text:style-name="T11">олучи</text:span><text:span text:style-name="T12">ла</text:span><text:span text:style-name="T11"> навыки логического программирования для решения неоднозначных задач.</text:span></text:p>
      <text:h text:style-name="P23" text:outline-level="1"><text:bookmark-start text:name="__RefHeading___Toc393_955247190"/>Приложение А<text:line-break/><text:span text:style-name="T24">(обязательно</text:span><text:span text:style-name="T25">е</text:span><text:span text:style-name="T24">)</text:span><text:line-break/>Листинг программы<text:bookmark-end text:name="__RefHeading___Toc393_955247190"/></text:h>
      <text:p text:style-name="P28">Листинг А.1 — Определение</text:p>
      <text:p text:style-name="P28">; задание ур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5T17:53:38.464846696</dc:date>
    <meta:editing-cycles>520</meta:editing-cycles>
    <meta:editing-duration>P6DT2H19M15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0" meta:object-count="0" meta:page-count="6" meta:paragraph-count="38" meta:word-count="179" meta:character-count="1339" meta:non-whitespace-character-count="1190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